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l" fo:country="GR" style:text-underline-style="solid" style:text-underline-width="auto" style:text-underline-color="font-color" fo:font-weight="bold" officeooo:rsid="001e0a9b" officeooo:paragraph-rsid="001e0a9b"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el" fo:country="GR" style:text-underline-style="none" fo:font-weight="normal" officeooo:rsid="001e0a9b" officeooo:paragraph-rsid="001e0a9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l" fo:country="GR" style:text-underline-style="none" fo:font-weight="normal" officeooo:rsid="002385c0" officeooo:paragraph-rsid="002385c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l" fo:country="GR" style:text-underline-style="none" fo:font-weight="normal" officeooo:rsid="00273c2b" officeooo:paragraph-rsid="00273c2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l" fo:country="GR" style:text-underline-style="none" officeooo:rsid="001e0a9b" officeooo:paragraph-rsid="001e0a9b" style:font-size-asian="10.5pt" style:font-size-complex="12pt"/>
    </style:style>
    <style:style style:name="P6" style:family="paragraph" style:parent-style-name="Standard">
      <style:paragraph-properties fo:text-align="start" style:justify-single-word="false"/>
      <style:text-properties fo:font-size="12pt" fo:language="el" fo:country="GR" style:text-underline-style="none" officeooo:rsid="001f385e" officeooo:paragraph-rsid="001f385e" style:font-size-asian="10.5pt" style:font-size-complex="12pt"/>
    </style:style>
    <style:style style:name="P7" style:family="paragraph" style:parent-style-name="Standard">
      <style:paragraph-properties fo:text-align="start" style:justify-single-word="false"/>
      <style:text-properties fo:font-size="12pt" fo:language="el" fo:country="GR" style:text-underline-style="none" officeooo:rsid="001f385e" officeooo:paragraph-rsid="0020eb14" style:font-size-asian="10.5pt" style:font-size-complex="12pt"/>
    </style:style>
    <style:style style:name="P8" style:family="paragraph" style:parent-style-name="Standard">
      <style:paragraph-properties fo:text-align="start" style:justify-single-word="false"/>
      <style:text-properties fo:font-size="12pt" fo:language="el" fo:country="GR" style:text-underline-style="none" officeooo:rsid="0022cdb4" officeooo:paragraph-rsid="0022cdb4" style:font-size-asian="10.5pt" style:font-size-complex="12pt"/>
    </style:style>
    <style:style style:name="P9" style:family="paragraph" style:parent-style-name="Standard">
      <style:paragraph-properties fo:text-align="start" style:justify-single-word="false"/>
      <style:text-properties fo:font-size="12pt" fo:language="el" fo:country="GR" style:text-underline-style="none" fo:font-weight="bold" officeooo:rsid="0022cdb4" officeooo:paragraph-rsid="0022cdb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el" fo:country="GR" style:text-underline-style="none" fo:font-weight="bold" officeooo:rsid="002385c0" officeooo:paragraph-rsid="002385c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el" fo:country="GR" style:text-underline-style="none" fo:font-weight="bold" officeooo:rsid="002385c0" officeooo:paragraph-rsid="0024c316"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el" fo:country="GR" style:text-underline-style="none" fo:font-weight="bold" officeooo:rsid="0024c316" officeooo:paragraph-rsid="0024c316"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el" fo:country="GR" style:text-underline-style="none" fo:font-weight="bold" officeooo:rsid="0024c316" officeooo:paragraph-rsid="00255ed5"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normal" officeooo:rsid="001e0a9b" officeooo:paragraph-rsid="001e0a9b"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language="el" fo:country="GR" style:text-underline-style="solid" style:text-underline-width="auto" style:text-underline-color="font-color" officeooo:rsid="001e0a9b" officeooo:paragraph-rsid="001e0a9b" style:font-size-asian="14pt" style:font-size-complex="16pt"/>
    </style:style>
    <style:style style:name="P16" style:family="paragraph" style:parent-style-name="Standard">
      <style:paragraph-properties fo:text-align="start" style:justify-single-word="false"/>
      <style:text-properties fo:font-size="16pt" fo:language="el" fo:country="GR" style:text-underline-style="solid" style:text-underline-width="auto" style:text-underline-color="font-color" officeooo:rsid="001f385e" officeooo:paragraph-rsid="001f385e" style:font-size-asian="14pt" style:font-size-complex="16pt"/>
    </style:style>
    <style:style style:name="P17" style:family="paragraph" style:parent-style-name="Standard">
      <style:paragraph-properties fo:text-align="start" style:justify-single-word="false"/>
      <style:text-properties fo:font-size="16pt" fo:language="el" fo:country="GR" style:text-underline-style="none" fo:font-weight="normal" officeooo:rsid="001e0a9b" officeooo:paragraph-rsid="001e0a9b"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language="el" fo:country="GR" officeooo:paragraph-rsid="001e0a9b"/>
    </style:style>
    <style:style style:name="P19" style:family="paragraph" style:parent-style-name="Standard">
      <style:paragraph-properties fo:text-align="start" style:justify-single-word="false"/>
      <style:text-properties fo:font-size="26pt" fo:language="el" fo:country="GR" style:text-underline-style="none" officeooo:rsid="001f385e" officeooo:paragraph-rsid="0020eb14" style:font-size-asian="22.75pt" style:font-size-complex="26pt"/>
    </style:style>
    <style:style style:name="P20"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024c316" officeooo:paragraph-rsid="0024c316"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0273c2b" officeooo:paragraph-rsid="00273c2b" style:font-size-asian="15.75pt" style:font-weight-asian="normal" style:font-size-complex="18pt" style:font-weight-complex="normal"/>
    </style:style>
    <style:style style:name="T1" style:family="text">
      <style:text-properties style:text-position="super 58%"/>
    </style:style>
    <style:style style:name="T2" style:family="text">
      <style:text-properties fo:font-size="12pt" style:text-underline-style="none" fo:font-weight="normal" officeooo:rsid="001e0a9b" style:font-size-asian="10.5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e41a7" style:font-weight-asian="normal" style:font-weight-complex="normal"/>
    </style:style>
    <style:style style:name="T5" style:family="text">
      <style:text-properties fo:font-weight="normal" officeooo:rsid="0020eb14" style:font-weight-asian="normal" style:font-weight-complex="normal"/>
    </style:style>
    <style:style style:name="T6" style:family="text">
      <style:text-properties fo:font-weight="normal" officeooo:rsid="002385c0" style:font-weight-asian="normal" style:font-weight-complex="normal"/>
    </style:style>
    <style:style style:name="T7" style:family="text">
      <style:text-properties fo:font-weight="normal" officeooo:rsid="0023d3b8" style:font-weight-asian="normal" style:font-weight-complex="normal"/>
    </style:style>
    <style:style style:name="T8" style:family="text">
      <style:text-properties fo:font-weight="normal" officeooo:rsid="0024c316" style:font-weight-asian="normal" style:font-weight-complex="normal"/>
    </style:style>
    <style:style style:name="T9" style:family="text">
      <style:text-properties fo:font-weight="normal" officeooo:rsid="00290c53"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23d3b8"/>
    </style:style>
    <style:style style:name="T12" style:family="text">
      <style:text-properties officeooo:rsid="00290c53"/>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run-through" style:number-wrapped-paragraphs="no-limit"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6" text:anchor-type="page" text:anchor-page-number="4" svg:x="0.1492in" svg:y="3.1319in" svg:width="7.8134in" svg:height="7.4799in" draw:z-index="5">
        <draw:object xlink:href="./Object 6" xlink:type="simple" xlink:show="embed" xlink:actuate="onLoad"/>
        <draw:image xlink:href="./ObjectReplacements/Object 6" xlink:type="simple" xlink:show="embed" xlink:actuate="onLoad"/>
      </draw:frame>
      <text:p text:style-name="P1">1<text:span text:style-name="T1">st</text:span> Assingment</text:p>
      <text:p text:style-name="P17"/>
      <text:p text:style-name="P17"/>
      <text:p text:style-name="P14">Πρόλογος</text:p>
      <text:p text:style-name="P2">Παρακάτω παραθέτουμε πληροφορίες σχετικά με τη δημιουργία, την δομή και τη χρήση του προγραμμάτος που επισυνάπτουμε. Με λίγα λόγια το πρόγραμμα μας χρησιμοποιεί το TCP πρωτόκολλο επικοινωνίας και βασίζεται στη άμεση επικοινωνία client server ακόμα και για την επικοινωνία μεταξύ clients. Θα αναλύσω το τρόπο λειτουργίας του στη συνέχεια. Όποιος θέλει να εκτελέσει, παρ' όλα αυτά, το πρόγραμμα αρκεί να διαβάσει το αρχείο README.md όπου σύντομα αναφέρονται οι λειτουργίες του και η επιτρεπτή είσοδος από το χρήστη.</text:p>
      <text:p text:style-name="P2"/>
      <text:p text:style-name="P2"/>
      <text:p text:style-name="P14">1.TCP έναντι UDP</text:p>
      <text:p text:style-name="P18"><text:span text:style-name="T2">Στο πρόγραμμα έγινε η χρήση του TCP πρωτόκολλου. Η επιλογή αυτή δικαιολογείται εν μέρει από την αξιοπιστία που παρέχει το TCP </text:span><text:bookmark text:name="js_7d"/><text:span text:style-name="T2">όσο αφορά την μεταφορά δεδομένων, εφόσων ενδιαφερόμαστε για τον διαμοιρασμό αρχείων μεταξύ των clients, το TCP αποτελεί τη καλύτερη λύση καθώς εγγυάται την ασφαλέστερη και διεκπαιρέωση της εργασίας αυτής. Επίσης η διαρκής επικοινωνία με το server που απαιτεί το TCP δίνει στο πρόγραμμα μας μία πιο κατανοητή δομή και παρέχει μεγαλύτερο έλεγχο στις πληροφορίες που ανταλλάσουμε.</text:span></text:p>
      <text:p text:style-name="P18"/>
      <text:p text:style-name="P15"><text:span text:style-name="T3">2.Γενική Δομή</text:span></text:p>
      <text:p text:style-name="P15"><text:span text:style-name="T3"/></text:p>
      <text:p text:style-name="P5"><text:span text:style-name="T3">Κάθε client διαθέτει δύο sockets, την Chat-Socket(CSHOC) η οποία χρησιμοποιείται για την απλή επικοινωνία μεταξύ server-client και την FileExchange-Socket (FSHOC) η οποία είναι απαραίτητη κατά τον διαμοιρασμό των αρχείων. </text:span><text:span text:style-name="T4">Κατά την σύνδεση του με τον client, ο server πρέπει να ενώσει τα δύο sockets(πχ. Σε ένα tuple) και να τα συσχετίσει με τον client. Πλέον ο μοναδικός τρόπος επικοινωνίας με τον client είναι αυτά τα δύο sockets τα οποία χρησιμοποιούνται ανάλογα με την ζητούμενη λειτουργία. Η σύνδεση του client-server και η συσχέτιση μεταξύ τους μπορεί να αναπαρασταθεί με το παρακάτω διάγραμμα</text:span></text:p>
      <text:p text:style-name="P5"><draw:frame draw:style-name="fr1" draw:name="Object1" text:anchor-type="paragraph" svg:width="5.5516in" svg:height="3.9366in" draw:z-index="0"><draw:object xlink:href="./Object 1" xlink:type="simple" xlink:show="embed" xlink:actuate="onLoad"/><draw:image xlink:href="./ObjectReplacements/Object 1" xlink:type="simple" xlink:show="embed" xlink:actuate="onLoad"/></draw:frame></text:p>
      <text:p text:style-name="P16"><text:soft-page-break/><text:span text:style-name="T4">3. </text:span><text:span text:style-name="T3">nFile/Chat:/ShowList/Q,q options </text:span><text:span text:style-name="T6">(CSHOC)</text:span></text:p>
      <text:p text:style-name="P16"><text:span text:style-name="T6"/></text:p>
      <text:p text:style-name="P6"><text:span text:style-name="T3">Όλες αυτές οι λειτουργίες εκτελούνται μέσω των C</text:span><text:span text:style-name="T6">SH</text:span><text:span text:style-name="T3">OC των clients. Κάθε φορά που ένα τέτοιο αίτημα στέλνεται στο server κάνει διαβίβαση (pass-through) της απάντησης στους κατάλληλους παραλήπτες.</text:span></text:p>
      <text:p text:style-name="P7"><text:span text:style-name="T10">nFile <text:s/>&lt;name of file&gt;</text:span><text:span text:style-name="T3"> <text:s/>Ο client στέλνει το αρχείο που θέτει ελεύθερο προς διαμοιρασμό στον Server. Ο server ανανεώνει τη λίστα των αρχείων του, συνδέει το συγκεκριμένο με τον client που το έστειλε, και στέλνει σε όλους </text:span><text:span text:style-name="T5">τα αρχεία που είναι διαθέσιμα.</text:span></text:p>
      <text:p text:style-name="P7"/>
      <text:p text:style-name="P8"><draw:frame draw:style-name="fr1" draw:name="Object3" text:anchor-type="paragraph" svg:width="5.5516in" svg:height="3.9366in" draw:z-index="1"><draw:object xlink:href="./Object 3" xlink:type="simple" xlink:show="embed" xlink:actuate="onLoad"/><draw:image xlink:href="./ObjectReplacements/Object 3" xlink:type="simple" xlink:show="embed" xlink:actuate="onLoad"/></draw:frame></text:p>
      <text:p text:style-name="P9">CHAT:&lt;msg&gt; <text:span text:style-name="T3">Ο client στέλνει ένα μήνυμα που επιθυμεί να μοιραστεί με όλους τους διαθέσιμους clients, το μήνυμα αυτό στέλνεται στο server και ύστερα διαμοιράζεται σε όλους εκτός από τον ίδιο.</text:span></text:p>
      <text:p text:style-name="P9"/>
      <text:p text:style-name="P9"/>
      <text:p text:style-name="P9"><draw:frame draw:style-name="fr2" draw:name="Object4" text:anchor-type="paragraph" svg:x="0.2165in" svg:y="0.0236in" svg:width="5.5508in" svg:height="3.9366in" draw:z-index="2"><draw:object xlink:href="./Object 4" xlink:type="simple" xlink:show="embed" xlink:actuate="onLoad"/><draw:image xlink:href="./ObjectReplacements/Object 4" xlink:type="simple" xlink:show="embed" xlink:actuate="onLoad"/><svg:desc>OLE-object</svg:desc></draw:frame><text:span text:style-name="T3"/></text:p>
      <text:p text:style-name="P7"><text:span text:style-name="T5"/></text:p>
      <text:p text:style-name="P7"/>
      <text:p text:style-name="P19"/>
      <text:p text:style-name="P7"><text:span text:style-name="T3"><text:s/></text:span></text:p>
      <text:p text:style-name="P6"><text:span text:style-name="T3"><text:s/></text:span></text:p>
      <text:p text:style-name="P6"/>
      <text:p text:style-name="P6"/>
      <text:p text:style-name="P6"/>
      <text:p text:style-name="P6"/>
      <text:p text:style-name="P6"/>
      <text:p text:style-name="P6"/>
      <text:p text:style-name="P6"/>
      <text:p text:style-name="P6"/>
      <text:p text:style-name="P6"/>
      <text:p text:style-name="P6"><text:soft-page-break/></text:p>
      <text:p text:style-name="P10">ShowList <text:span text:style-name="T3">Ο client ζητά να δει τη λίστα με όλα τα διαθέσιμα αρχεία από τον server, o server λαμβάνει την αίτηση του και ύστερα του επιστρέφει την εν λόγω λιστα.</text:span></text:p>
      <text:p text:style-name="P10"/>
      <text:p text:style-name="P10"><draw:frame draw:style-name="fr1" draw:name="Object2" text:anchor-type="paragraph" svg:width="5.5516in" svg:height="3.9366in" draw:z-index="3"><draw:object xlink:href="./Object 2" xlink:type="simple" xlink:show="embed" xlink:actuate="onLoad"/><draw:image xlink:href="./ObjectReplacements/Object 2" xlink:type="simple" xlink:show="embed" xlink:actuate="onLoad"/></draw:frame><text:span text:style-name="T3"/></text:p>
      <text:p text:style-name="P6"/>
      <text:p text:style-name="P11">Q/q <text:span text:style-name="T3"><text:s/>Ο client “ζητά” από τον server άδεια να τερματίσει. Ο server βλέποντας το αίτημα του client στέλενει το μήνυμα “Time to die”, ώστε διαβάζοντας το ο client να τερματίσει, και έπειτα κλείνει τα socket του </text:span><text:span text:style-name="T7">καθώς και “καθαρίζει” τα αρχεία που έχει ανεβάσει ο client από τη λίστα αποστολέας/αρχείο</text:span><text:span text:style-name="T3">. </text:span><text:span text:style-name="T8">(listFilesConn). </text:span><text:span text:style-name="T3"><text:s/></text:span><text:span text:style-name="T7">Ωστόσο στη λίστα με τα διαθέσιμα αρχεία </text:span><text:span text:style-name="T8">(listFiles)</text:span><text:span text:style-name="T7"> παραμένουν αυτά που ανέβασε ο client </text:span><text:span text:style-name="T8">πριν τερματίσει καθώς δεν δημιουργεί πρόβλημα οποιοδήποτε αίτημα για αυτά (απλά εμφανίζεται το μήνυμα "Sorry no such File uploaded. <text:s/>Maybe the client log out")</text:span><text:span text:style-name="T7">.</text:span></text:p>
      <text:p text:style-name="P10"><text:span text:style-name="T7"><text:s/></text:span></text:p>
      <text:p text:style-name="P10"/>
      <text:p text:style-name="P10"><draw:frame draw:style-name="fr2" draw:name="Object5" text:anchor-type="paragraph" svg:x="0.289in" svg:y="0.1701in" svg:width="5.5528in" svg:height="3.9382in" draw:z-index="4"><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4. tFile option (FSHOC)</text:p>
      <text:p text:style-name="P3"/>
      <text:p text:style-name="P12">tFile &lt;name of file&gt; <text:span text:style-name="T3">Ο client ζητά από το server κάποιο αρχείο που χρειάζεται. (CSHOC) Ο server παιρνει την αίτηση. Αρχικά ελέγχεται αν το αρχείο υπαρχει και στη συνέχεια επικοινωνεί με τον κάτοχο του αρχείου (</text:span><text:span text:style-name="T9">C</text:span><text:span text:style-name="T3">SHOC). Έπειτα ο client ρωτάει τον server για το όνομα του αρχείου </text:span><text:span text:style-name="T9">(FSHOC)</text:span><text:span text:style-name="T3"> ο server αποκρίνεται και ο client του απαντάει με το μέγεθος του αρχείου αν όντως υπάρχει σε διαθεσιμότητα ή Not στην αντίθετη περίπτωση. Στις επόμενες ενέργειες ο server παίζει το ρόλο του διαμεσολαβητή όπου απλά μοιράζει της πληροφορίες από τον ένα client (αποστολέα μέσω FSHOC)</text:span></text:p>
      <text:p text:style-name="P13"><text:span text:style-name="T3">στον άλλον (παραλήπτης μέσω CSHOC). </text:span></text:p>
      <text:p text:style-name="P13"><text:span text:style-name="T3"><text:s text:c="3"/></text:span></text:p>
      <text:p text:style-name="P3"/>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1">5. BUGS etc.</text:p>
      <text:p text:style-name="P3"/>
      <text:p text:style-name="P4"><text:span text:style-name="T12">Μερικές </text:span>φορές ,ενώ κάποιοι client είναι συνεδεμένοι στον server μπορεί να αποσυνδεθούν μόνοι τους, με την έννοια ότι, δεν δέχονται και δεν μπορούν να στείλουν μηνύματα στο server. Παρά τις προσπάθειες μας να επιλύσουμε αυτό το πρόβλημα δεν βρήκαμε κάποια λύση. Ωστόσο το πρόγραμμα δείχνει να συμπεριφέρεται κανονικά(o server εξυπηρετει κανονικά τους άλλους clients) παρά αυτό το bug. Παρατηρήσαμε ότι είναι λιγότερο πιθανό να συμβεί <text:span text:style-name="T12">αυτό, </text:span>αν πρώτα συνδέσουμε όλους τους client και μετά στείλουμε οτιδήποτε στο server καθώς και αν κάθε αίτημα στο server σταλεί με μία αρκετά μεγάλη χρονική διαφορά <text:s/>(πχ. Τρία δευτερόλεπτα). Κατά τα άλλα το πρόγραμμα μας λειτουργεί κανονικά <text:span text:style-name="T12">και </text:span>εξασφαλίζει την επιτυχή μεταφορά αρχείων από τον ένα client στον άλλον.</text:p>
      <text:p text:style-name="P4"/>
      <text:p text:style-name="P4"/>
      <text:p text:style-name="P21">6<text:span text:style-name="T11">. </text:span>Πηγές</text:p>
      <text:p text:style-name="P21"/>
      <text:p text:style-name="P4">Όσο αφορά τη βάση για τους κώδικες των client, server στηριχτήκαμε στα παραδείγματα στην ιστοσελίδα <text:a xlink:type="simple" xlink:href="http://www.binarytides.com/python-socket-programming-tutorial/">http://www.binarytides.com/python-socket-programming-tutorial/</text:a></text:p>
      <text:p text:style-name="P4"/>
      <text:p text:style-name="P4">Παραδείγματα για προγραμματισμό σε python καθώς και γενική θεωρία, πάνω στη γλώσσα,</text:p>
      <text:p text:style-name="P4">στο παρακάτω link <text:a xlink:type="simple" xlink:href="https://www.python.org/">https://www.python.org/</text:a></text:p>
      <text:p text:style-name="P4"/>
      <text:p text:style-name="P4">Τέλος παράδειγμα για το διαμοιρασμό αρχείων μέσω server-client από <text:span text:style-name="T12">τον ιστότοπο</text:span> <text:a xlink:type="simple" xlink:href="http://stackoverflow.com/questions/9382045/send-a-file-through-sockets-in-python">http://stackoverflow.com/questions/9382045/send-a-file-through-sockets-in-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15:20:45.722101380</meta:creation-date>
    <dc:date>2015-01-06T19:07:56.340741154</dc:date>
    <meta:editing-duration>PT11M36S</meta:editing-duration>
    <meta:editing-cycles>2</meta:editing-cycles>
    <meta:generator>LibreOffice/4.2.7.2$Linux_x86 LibreOffice_project/420m0$Build-2</meta:generator>
    <meta:document-statistic meta:table-count="0" meta:image-count="0" meta:object-count="6" meta:page-count="5" meta:paragraph-count="27" meta:word-count="741" meta:character-count="4908" meta:non-whitespace-character-count="41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63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562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9" style:family="graphic" style:parent-style-name="standard">
      <style:graphic-properties draw:stroke="none" svg:stroke-color="#000000" draw:fill="none" draw:fill-color="#ffffff" fo:min-height="0.127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text-properties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text-properties fo:font-size="10pt" style:font-size-asian="10pt" style:font-size-complex="10pt"/>
    </style:style>
    <style:style style:name="P6" style:family="paragraph">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51cm" svg:height="0.889cm" svg:x="2.27cm" svg:y="2.397cm">
          <text:p text:style-name="P1"><text:span text:style-name="T1">Server</text:span></text:p>
          <draw:enhanced-geometry svg:viewBox="0 0 21600 21600" draw:type="rectangle" draw:enhanced-path="M 0 0 L 21600 0 21600 21600 0 21600 0 0 Z N"/>
        </draw:custom-shape>
        <draw:custom-shape draw:style-name="gr1" draw:text-style-name="P1" draw:layer="layout" svg:width="1.778cm" svg:height="0.889cm" svg:x="8.112cm" svg:y="2.27cm">
          <text:p text:style-name="P1">Client</text:p>
          <draw:enhanced-geometry svg:viewBox="0 0 21600 21600" draw:type="rectangle" draw:enhanced-path="M 0 0 L 21600 0 21600 21600 0 21600 0 0 Z N"/>
        </draw:custom-shape>
        <draw:custom-shape draw:style-name="gr2" draw:text-style-name="P1" draw:layer="layout" svg:width="2.159cm" svg:height="6.223cm" svg:x="1.889cm" svg:y="3.54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905cm" svg:height="5.969cm" svg:x="8.112cm" svg:y="3.794cm">
          <text:p/>
          <draw:enhanced-geometry svg:viewBox="0 0 21600 21600" draw:glue-points="10800 0 0 10800 10800 21600 21600 10800" draw:type="flowchart-process" draw:enhanced-path="M 0 0 L 21600 0 21600 21600 0 21600 0 0 Z N"/>
        </draw:custom-shape>
        <draw:line draw:style-name="gr3" draw:text-style-name="P1" draw:layer="layout" svg:x1="7.858cm" svg:y1="3.794cm" svg:x2="4.048cm" svg:y2="4.556cm">
          <text:p/>
        </draw:line>
        <draw:frame draw:style-name="gr4" draw:layer="layout" svg:width="3.683cm" svg:height="0.962cm" svg:x="4.683cm" svg:y="3.159cm">
          <draw:text-box>
            <text:p>CSHOC</text:p>
          </draw:text-box>
        </draw:frame>
        <draw:frame draw:style-name="gr5" draw:text-style-name="P3" draw:layer="layout" svg:width="1.755cm" svg:height="1.685cm" svg:x="2.016cm" svg:y="3.667cm">
          <draw:text-box>
            <text:p><text:span text:style-name="T2">Add to</text:span></text:p>
            <text:p><text:span text:style-name="T2">List of </text:span></text:p>
            <text:p><text:span text:style-name="T2">Conn.</text:span></text:p>
          </draw:text-box>
        </draw:frame>
        <draw:line draw:style-name="gr6" draw:text-style-name="P4" draw:layer="layout" svg:x1="4.048cm" svg:y1="4.556cm" svg:x2="7.858cm" svg:y2="5.826cm">
          <text:p text:style-name="P1"><text:span text:style-name="T2"/></text:p>
        </draw:line>
        <draw:frame draw:style-name="gr7" draw:text-style-name="P3" draw:layer="layout" svg:width="2.242cm" svg:height="1.812cm" svg:x="7.985cm" svg:y="3.633cm">
          <draw:text-box>
            <text:p><text:span text:style-name="T2">Ask to</text:span></text:p>
            <text:p><text:span text:style-name="T2">Connect </text:span></text:p>
            <text:p><text:span text:style-name="T2">To server</text:span></text:p>
          </draw:text-box>
        </draw:frame>
        <draw:frame draw:style-name="gr5" draw:layer="layout" svg:width="2.796cm" svg:height="0.962cm" svg:x="5.062cm" svg:y="4.229cm">
          <draw:text-box>
            <text:p>Sock. Id</text:p>
          </draw:text-box>
        </draw:frame>
        <draw:frame draw:style-name="gr5" draw:text-style-name="P3" draw:layer="layout" svg:width="2.242cm" svg:height="1.685cm" svg:x="7.985cm" svg:y="5.538cm">
          <draw:text-box>
            <text:p><text:span text:style-name="T2">Connect</text:span></text:p>
            <text:p><text:span text:style-name="T2"><text:s/></text:span><text:span text:style-name="T2">FSHOC</text:span></text:p>
            <text:p><text:span text:style-name="T2">To server</text:span></text:p>
          </draw:text-box>
        </draw:frame>
        <draw:line draw:style-name="gr3" draw:text-style-name="P1" draw:layer="layout" svg:x1="7.477cm" svg:y1="6.588cm" svg:x2="3.921cm" svg:y2="6.588cm">
          <text:p/>
        </draw:line>
        <draw:frame draw:style-name="gr5" draw:layer="layout" svg:width="2.725cm" svg:height="0.962cm" svg:x="4.625cm" svg:y="5.826cm">
          <draw:text-box>
            <text:p>FSHOC</text:p>
          </draw:text-box>
        </draw:frame>
        <draw:line draw:style-name="gr3" draw:text-style-name="P1" draw:layer="layout" svg:x1="7.858cm" svg:y1="7.223cm" svg:x2="4.048cm" svg:y2="7.223cm">
          <text:p/>
        </draw:line>
        <draw:frame draw:style-name="gr8" draw:text-style-name="P5" draw:layer="layout" svg:width="4.287cm" svg:height="0.762cm" svg:x="3.825cm" svg:y="6.588cm">
          <draw:text-box>
            <text:p text:style-name="P5"><text:span text:style-name="T3">Socket to connect it with</text:span></text:p>
          </draw:text-box>
        </draw:frame>
        <draw:frame draw:style-name="gr5" draw:text-style-name="P3" draw:layer="layout" svg:width="2.695cm" svg:height="1.207cm" svg:x="1.762cm" svg:y="6.842cm">
          <draw:text-box>
            <text:p text:style-name="P3"><text:span text:style-name="T2">“</text:span><text:span text:style-name="T2">Connects” </text:span></text:p>
            <text:p text:style-name="P3"><text:span text:style-name="T2">Sockets</text:span></text:p>
          </draw:text-box>
        </draw:frame>
        <draw:line draw:style-name="gr3" draw:text-style-name="P1" draw:layer="layout" svg:x1="3.921cm" svg:y1="7.604cm" svg:x2="7.985cm" svg:y2="8.493cm">
          <text:p/>
        </draw:line>
        <draw:frame draw:style-name="gr5" draw:text-style-name="P6" draw:layer="layout" svg:width="4.38cm" svg:height="0.763cm" svg:x="3.919cm" svg:y="8.322cm">
          <draw:text-box>
            <text:p text:style-name="P6"><text:span text:style-name="T4">Welcome message</text:span></text:p>
          </draw:text-box>
        </draw:frame>
        <draw:frame draw:style-name="gr9" draw:layer="layout" svg:width="3.302cm" svg:height="0.962cm" svg:x="5.318cm" svg:y="10.906cm">
          <draw:text-box>
            <text:p><text:s text:c="3"/></text:p>
          </draw:text-box>
        </draw:frame>
        <draw:frame draw:style-name="gr5" draw:text-style-name="P3" draw:layer="layout" svg:width="2.132cm" svg:height="1.207cm" svg:x="8.012cm" svg:y="8.239cm">
          <draw:text-box>
            <text:p><text:span text:style-name="T2">Start </text:span></text:p>
            <text:p><text:span text:style-name="T2">Fun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fo:min-height="0.889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1.397cm" svg:x="2.397cm" svg:y="2.27cm">
          <text:p text:style-name="P1">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064cm" svg:height="1.778cm" svg:x="7.604cm" svg:y="6.334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4.81cm" svg:y1="3.413cm" svg:x2="8.239cm" svg:y2="6.588cm">
          <text:p/>
        </draw:line>
        <draw:line draw:style-name="gr2" draw:text-style-name="P1" draw:layer="layout" svg:x1="8.747cm" svg:y1="6.461cm" svg:x2="5.191cm" svg:y2="3.032cm">
          <text:p/>
        </draw:line>
        <draw:frame draw:style-name="gr3" draw:text-style-name="P2" draw:layer="layout" svg:width="2.54cm" svg:height="1.139cm" svg:x="4.048cm" svg:y="4.81cm">
          <draw:text-box>
            <text:p text:style-name="P2"><text:span text:style-name="T1">ShowList</text:span></text:p>
          </draw:text-box>
        </draw:frame>
        <draw:frame draw:style-name="gr4" draw:layer="layout" svg:width="1.488cm" svg:height="0.962cm" svg:x="6.842cm" svg:y="3.667cm">
          <draw:text-box>
            <text:p>List</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0.381cm"/>
    </style:style>
    <style:style style:name="gr6" style:family="graphic" style:parent-style-name="standard">
      <style:graphic-properties draw:stroke="none" svg:stroke-color="#000000" draw:fill="none" draw:fill-color="#ffffff" fo:min-height="2.19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667cm" svg:height="1.397cm" svg:x="2.905cm" svg:y="2.143cm">
          <text:p text:style-name="P1">Client_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921cm" svg:height="1.524cm" svg:x="3.286cm" svg:y="6.08cm">
          <text:p text:style-name="P1">Client_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175cm" svg:height="1.397cm" svg:x="11.795cm" svg:y="2.524cm">
          <text:p text:style-name="P1">Client_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81cm" svg:height="1.27cm" svg:x="11.16cm" svg:y="7.096cm">
          <text:p text:style-name="P1">Client_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302cm" svg:height="1.397cm" svg:x="7.985cm" svg:y="4.683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5.191cm" svg:y1="3.286cm" svg:x2="7.985cm" svg:y2="5.318cm">
          <text:p/>
        </draw:line>
        <draw:line draw:style-name="gr2" draw:text-style-name="P1" draw:layer="layout" svg:x1="8.493cm" svg:y1="4.81cm" svg:x2="5.699cm" svg:y2="2.905cm">
          <text:p/>
        </draw:line>
        <draw:line draw:style-name="gr2" draw:text-style-name="P1" draw:layer="layout" svg:x1="8.493cm" svg:y1="5.826cm" svg:x2="6.08cm" svg:y2="6.842cm">
          <text:p/>
        </draw:line>
        <draw:line draw:style-name="gr2" draw:text-style-name="P1" draw:layer="layout" svg:x1="10.906cm" svg:y1="5.953cm" svg:x2="11.795cm" svg:y2="7.35cm">
          <text:p/>
        </draw:line>
        <draw:line draw:style-name="gr2" draw:text-style-name="P1" draw:layer="layout" svg:x1="10.779cm" svg:y1="4.81cm" svg:x2="12.176cm" svg:y2="3.667cm">
          <text:p/>
        </draw:line>
        <draw:frame draw:style-name="gr3" draw:text-style-name="P2" draw:layer="layout" svg:width="2.623cm" svg:height="1.016cm" svg:x="3.838cm" svg:y="4.048cm">
          <draw:text-box>
            <text:p text:style-name="P2"><text:span text:style-name="T1">nFile &lt;nof&gt;</text:span></text:p>
          </draw:text-box>
        </draw:frame>
        <draw:frame draw:style-name="gr4" draw:text-style-name="P2" draw:layer="layout" svg:width="1.963cm" svg:height="1.207cm" svg:x="6.911cm" svg:y="2.524cm">
          <draw:text-box>
            <text:p text:style-name="P2"><text:span text:style-name="T1">List </text:span></text:p>
            <text:p text:style-name="P2"><text:span text:style-name="T1">Of Files</text:span></text:p>
          </draw:text-box>
        </draw:frame>
        <draw:frame draw:style-name="gr5" draw:layer="layout" svg:width="1.905cm" svg:height="1.685cm" svg:x="11.541cm" svg:y="4.014cm">
          <draw:text-box>
            <text:p text:style-name="P2"><text:span text:style-name="T1">List </text:span></text:p>
            <text:p text:style-name="P2"><text:span text:style-name="T1">Of Files</text:span></text:p>
          </draw:text-box>
        </draw:frame>
        <draw:frame draw:style-name="gr5" draw:layer="layout" svg:width="1.778cm" svg:height="1.685cm" svg:x="9.763cm" svg:y="5.953cm">
          <draw:text-box>
            <text:p text:style-name="P2"><text:span text:style-name="T1">List </text:span></text:p>
            <text:p text:style-name="P2"><text:span text:style-name="T1">Of Files</text:span></text:p>
          </draw:text-box>
        </draw:frame>
        <draw:frame draw:style-name="gr6" draw:text-style-name="P2" draw:layer="layout" svg:width="1.778cm" svg:height="2.447cm" svg:x="6.969cm" svg:y="6.207cm">
          <draw:text-box>
            <text:p text:style-name="P2"><text:span text:style-name="T1">List </text:span></text:p>
            <text:p text:style-name="P2"><text:span text:style-name="T1">Of Files</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4" style:family="graphic" style:parent-style-name="standard">
      <style:graphic-properties draw:stroke="none" svg:stroke-color="#000000" draw:fill="none" draw:fill-color="#ffffff" fo:min-height="0.381cm"/>
    </style:style>
    <style:style style:name="gr5" style:family="graphic" style:parent-style-name="standard">
      <style:graphic-properties draw:stroke="none" svg:stroke-color="#000000" draw:fill="none" draw:fill-color="#ffffff" fo:min-height="2.19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667cm" svg:height="1.397cm" svg:x="2.905cm" svg:y="2.143cm">
          <text:p text:style-name="P1">Client_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921cm" svg:height="1.524cm" svg:x="3.286cm" svg:y="6.08cm">
          <text:p text:style-name="P1">Client_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175cm" svg:height="1.397cm" svg:x="11.795cm" svg:y="2.524cm">
          <text:p text:style-name="P1">Client_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81cm" svg:height="1.27cm" svg:x="11.16cm" svg:y="7.096cm">
          <text:p text:style-name="P1">Client_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302cm" svg:height="1.397cm" svg:x="7.985cm" svg:y="4.683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5.191cm" svg:y1="3.286cm" svg:x2="7.985cm" svg:y2="5.318cm">
          <text:p/>
        </draw:line>
        <draw:line draw:style-name="gr2" draw:text-style-name="P1" draw:layer="layout" svg:x1="8.493cm" svg:y1="5.826cm" svg:x2="6.08cm" svg:y2="6.842cm">
          <text:p/>
        </draw:line>
        <draw:line draw:style-name="gr2" draw:text-style-name="P1" draw:layer="layout" svg:x1="10.906cm" svg:y1="5.953cm" svg:x2="11.795cm" svg:y2="7.35cm">
          <text:p/>
        </draw:line>
        <draw:line draw:style-name="gr2" draw:text-style-name="P1" draw:layer="layout" svg:x1="10.779cm" svg:y1="4.81cm" svg:x2="12.176cm" svg:y2="3.667cm">
          <text:p/>
        </draw:line>
        <draw:frame draw:style-name="gr3" draw:text-style-name="P2" draw:layer="layout" svg:width="2.809cm" svg:height="1.016cm" svg:x="3.838cm" svg:y="4.048cm">
          <draw:text-box>
            <text:p><text:span text:style-name="T1">Chat:&lt;msg&gt;</text:span></text:p>
          </draw:text-box>
        </draw:frame>
        <draw:frame draw:style-name="gr4" draw:layer="layout" svg:width="1.905cm" svg:height="0.729cm" svg:x="11.541cm" svg:y="4.014cm">
          <draw:text-box>
            <text:p><text:span text:style-name="T1">&lt;msg&gt;</text:span></text:p>
          </draw:text-box>
        </draw:frame>
        <draw:frame draw:style-name="gr4" draw:layer="layout" svg:width="2.032cm" svg:height="0.729cm" svg:x="9.636cm" svg:y="6.24cm">
          <draw:text-box>
            <text:p><text:span text:style-name="T1">&lt;msg&gt;</text:span></text:p>
          </draw:text-box>
        </draw:frame>
        <draw:frame draw:style-name="gr5" draw:text-style-name="P2" draw:layer="layout" svg:width="2.159cm" svg:height="2.447cm" svg:x="6.969cm" svg:y="6.207cm">
          <draw:text-box>
            <text:p><text:span text:style-name="T1">&lt;msg&gt;</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66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4.141cm" fo:min-width="0cm"/>
    </style:style>
    <style:style style:name="P1" style:family="paragraph">
      <style:paragraph-properties fo:text-align="center"/>
    </style:style>
    <style:style style:name="P2" style:family="paragraph">
      <style:text-properties fo:font-size="13pt" style:font-size-asian="13pt" style:font-size-complex="13pt"/>
    </style:style>
    <style:style style:name="P3" style:family="paragraph">
      <style:text-properties fo:font-size="15pt" style:font-size-asian="15pt" style:font-size-complex="15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59cm" svg:height="4.699cm" svg:x="2.651cm" svg:y="2.143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429cm" svg:height="4.445cm" svg:x="9.509cm" svg:y="2.143cm">
          <text:p/>
          <draw:enhanced-geometry svg:viewBox="0 0 21600 21600" draw:glue-points="10800 0 0 10800 10800 21600 21600 10800" draw:type="flowchart-process" draw:enhanced-path="M 0 0 L 21600 0 21600 21600 0 21600 0 0 Z N"/>
        </draw:custom-shape>
        <draw:frame draw:style-name="gr2" draw:layer="layout" svg:width="2.119cm" svg:height="0.962cm" svg:x="2.651cm" svg:y="1.381cm">
          <draw:text-box>
            <text:p>Client</text:p>
          </draw:text-box>
        </draw:frame>
        <draw:frame draw:style-name="gr2" draw:layer="layout" svg:width="2.369cm" svg:height="0.962cm" svg:x="9.299cm" svg:y="1.308cm">
          <draw:text-box>
            <text:p>Server</text:p>
          </draw:text-box>
        </draw:frame>
        <draw:line draw:style-name="gr3" draw:text-style-name="P1" draw:layer="layout" svg:x1="4.81cm" svg:y1="2.524cm" svg:x2="9.509cm" svg:y2="3.286cm">
          <text:p/>
        </draw:line>
        <draw:line draw:style-name="gr3" draw:text-style-name="P1" draw:layer="layout" svg:x1="9.382cm" svg:y1="3.413cm" svg:x2="4.81cm" svg:y2="5.445cm">
          <text:p/>
        </draw:line>
        <draw:frame draw:style-name="gr2" draw:text-style-name="P2" draw:layer="layout" svg:width="2.407cm" svg:height="1.275cm" svg:x="2.53cm" svg:y="2.265cm">
          <draw:text-box>
            <text:p><text:span text:style-name="T1">Want to </text:span></text:p>
            <text:p><text:span text:style-name="T1">terminate</text:span></text:p>
          </draw:text-box>
        </draw:frame>
        <draw:frame draw:style-name="gr4" draw:layer="layout" svg:width="1.526cm" svg:height="1.216cm" svg:x="6.207cm" svg:y="2.016cm">
          <draw:text-box>
            <text:p>Q/q</text:p>
          </draw:text-box>
        </draw:frame>
        <draw:frame draw:style-name="gr5" draw:layer="layout" svg:width="3.719cm" svg:height="4.391cm" svg:x="5.699cm" svg:y="4.683cm">
          <draw:text-box>
            <text:p>Time to Die</text:p>
          </draw:text-box>
        </draw:frame>
        <draw:frame draw:style-name="gr2" draw:text-style-name="P3" draw:layer="layout" svg:width="2.365cm" svg:height="0.848cm" svg:x="2.524cm" svg:y="5.359cm">
          <draw:text-box>
            <text:p><text:span text:style-name="T2">Sys.exit</text:span></text:p>
          </draw:text-box>
        </draw:frame>
        <draw:frame draw:style-name="gr2" draw:text-style-name="P2" draw:layer="layout" svg:width="3.779cm" svg:height="1.787cm" svg:x="9.382cm" svg:y="3.023cm">
          <draw:text-box>
            <text:p><text:span text:style-name="T1">Ok. </text:span></text:p>
            <text:p><text:span text:style-name="T1">Delete from lists</text:span></text:p>
            <text:p><text:span text:style-name="T1">Close socke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4.03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782cm" fo:min-width="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fo:min-height="3.784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14pt" style:font-size-asian="14pt" style:font-size-complex="14pt"/>
    </style:style>
    <style:style style:name="P4" style:family="paragraph">
      <style:text-properties fo:font-size="13pt" style:font-size-asian="13pt" style:font-size-complex="13pt"/>
    </style:style>
    <style:style style:name="P5"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13.335cm" svg:x="1.127cm" svg:y="3.286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4.826cm" svg:height="13.462cm" svg:x="8.366cm" svg:y="3.159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202cm" svg:height="13.335cm" draw:transform="skewX (0.00785398163397448) translate (16.34cm 3.159cm)">
          <text:p/>
          <draw:enhanced-geometry svg:viewBox="0 0 21600 21600" draw:glue-points="10800 0 0 10800 10800 21600 21600 10800" draw:type="flowchart-process" draw:enhanced-path="M 0 0 L 21600 0 21600 21600 0 21600 0 0 Z N"/>
        </draw:custom-shape>
        <draw:frame draw:style-name="gr2" draw:layer="layout" svg:width="2.822cm" svg:height="0.962cm" svg:x="1.381cm" svg:y="2.324cm">
          <draw:text-box>
            <text:p>Client_1</text:p>
          </draw:text-box>
        </draw:frame>
        <draw:frame draw:style-name="gr2" draw:layer="layout" svg:width="2.369cm" svg:height="0.962cm" svg:x="8.366cm" svg:y="2.324cm">
          <draw:text-box>
            <text:p>Server</text:p>
          </draw:text-box>
        </draw:frame>
        <draw:frame draw:style-name="gr2" draw:layer="layout" svg:width="2.822cm" svg:height="0.962cm" svg:x="16.339cm" svg:y="2.27cm">
          <draw:text-box>
            <text:p>Client_2</text:p>
          </draw:text-box>
        </draw:frame>
        <draw:frame draw:style-name="gr3" draw:text-style-name="P2" draw:layer="layout" svg:width="2.286cm" svg:height="1.685cm" svg:x="1.508cm" svg:y="3.413cm">
          <draw:text-box>
            <text:p><text:span text:style-name="T1">Make request </text:span></text:p>
            <text:p><text:span text:style-name="T1">For file</text:span></text:p>
          </draw:text-box>
        </draw:frame>
        <draw:line draw:style-name="gr4" draw:text-style-name="P1" draw:layer="layout" svg:x1="4.683cm" svg:y1="4.302cm" svg:x2="8.239cm" svg:y2="4.175cm">
          <text:p/>
        </draw:line>
        <draw:frame draw:style-name="gr2" draw:text-style-name="P3" draw:layer="layout" svg:width="2.843cm" svg:height="0.806cm" svg:x="4.683cm" svg:y="4.512cm">
          <draw:text-box>
            <text:p><text:span text:style-name="T2">tFile &lt;nof&gt;</text:span></text:p>
          </draw:text-box>
        </draw:frame>
        <draw:frame draw:style-name="gr2" draw:text-style-name="P4" draw:layer="layout" svg:width="5.209cm" svg:height="1.787cm" svg:x="8.11cm" svg:y="3.404cm">
          <draw:text-box>
            <text:p><text:span text:style-name="T3">Check if File exists</text:span></text:p>
            <text:p><text:span text:style-name="T3">Respond GET READY </text:span></text:p>
            <text:p><text:span text:style-name="T3">If it does</text:span></text:p>
          </draw:text-box>
        </draw:frame>
        <draw:line draw:style-name="gr4" draw:text-style-name="P1" draw:layer="layout" svg:x1="8.239cm" svg:y1="4.81cm" svg:x2="4.683cm" svg:y2="6.334cm">
          <text:p/>
        </draw:line>
        <draw:frame draw:style-name="gr5" draw:text-style-name="P2" draw:layer="layout" svg:width="2.945cm" svg:height="4.285cm" svg:x="5.294cm" svg:y="5.826cm">
          <draw:text-box>
            <text:p><text:span text:style-name="T1">GET READY</text:span></text:p>
          </draw:text-box>
        </draw:frame>
        <draw:frame draw:style-name="gr2" draw:text-style-name="P3" draw:layer="layout" svg:width="4.528cm" svg:height="1.916cm" svg:x="8.283cm" svg:y="4.799cm">
          <draw:text-box>
            <text:p text:style-name="P3"><text:span text:style-name="T2">-----------------------</text:span></text:p>
            <text:p text:style-name="P3"><text:span text:style-name="T2">Send File request </text:span></text:p>
            <text:p text:style-name="P3"><text:span text:style-name="T2">To client_2</text:span></text:p>
          </draw:text-box>
        </draw:frame>
        <draw:line draw:style-name="gr4" draw:text-style-name="P1" draw:layer="layout" svg:x1="13.192cm" svg:y1="6.08cm" svg:x2="16.367cm" svg:y2="5.953cm">
          <text:p/>
        </draw:line>
        <draw:frame draw:style-name="gr2" draw:layer="layout" svg:width="3.161cm" svg:height="3.83cm" svg:x="16.61cm" svg:y="5.232cm">
          <draw:text-box>
            <text:p><text:span text:style-name="T1">Start Sharing </text:span></text:p>
            <text:p><text:span text:style-name="T1">Function.</text:span></text:p>
            <text:p><text:span text:style-name="T1">Use FSCHOC</text:span></text:p>
            <text:p><text:span text:style-name="T1">Ask the </text:span></text:p>
            <text:p><text:span text:style-name="T1">name </text:span></text:p>
            <text:p><text:span text:style-name="T1">Of file</text:span></text:p>
            <text:p/>
          </draw:text-box>
        </draw:frame>
        <draw:frame draw:style-name="gr2" draw:layer="layout" svg:width="1.979cm" svg:height="0.962cm" svg:x="13.626cm" svg:y="5.118cm">
          <draw:text-box>
            <text:p>wFile</text:p>
          </draw:text-box>
        </draw:frame>
        <draw:frame draw:style-name="gr6" draw:layer="layout" svg:width="2.191cm" svg:height="2.032cm" svg:x="13.795cm" svg:y="7.985cm">
          <draw:text-box>
            <text:p>Name</text:p>
            <text:p/>
          </draw:text-box>
        </draw:frame>
        <draw:line draw:style-name="gr4" draw:text-style-name="P1" draw:layer="layout" svg:x1="16.367cm" svg:y1="7.604cm" svg:x2="13.192cm" svg:y2="8.112cm">
          <text:p/>
        </draw:line>
        <draw:frame draw:style-name="gr2" draw:layer="layout" svg:width="4.761cm" svg:height="1.673cm" svg:x="8.304cm" svg:y="7.096cm">
          <draw:text-box>
            <text:p>---------------</text:p>
            <text:p>Send Filename</text:p>
          </draw:text-box>
        </draw:frame>
        <draw:line draw:style-name="gr4" draw:text-style-name="P1" draw:layer="layout" svg:x1="13.192cm" svg:y1="8.874cm" svg:x2="16.494cm" svg:y2="9.636cm">
          <text:p/>
        </draw:line>
        <draw:custom-shape draw:style-name="gr7" draw:text-style-name="P5" draw:layer="layout" svg:width="2.032cm" svg:height="0.889cm" svg:x="13.827cm" svg:y="3.032cm">
          <text:p text:style-name="P1"><text:span text:style-name="T2">CSHOC</text:span></text:p>
          <draw:enhanced-geometry svg:viewBox="0 0 21600 21600" draw:type="rectangle" draw:enhanced-path="M 0 0 L 21600 0 21600 21600 0 21600 0 0 Z N"/>
        </draw:custom-shape>
        <draw:custom-shape draw:style-name="gr7" draw:text-style-name="P5" draw:layer="layout" svg:width="2.032cm" svg:height="0.889cm" svg:x="13.7cm" svg:y="6.461cm">
          <text:p text:style-name="P1"><text:span text:style-name="T2">FSHOC</text:span></text:p>
          <draw:enhanced-geometry svg:viewBox="0 0 21600 21600" draw:type="rectangle" draw:enhanced-path="M 0 0 L 21600 0 21600 21600 0 21600 0 0 Z N"/>
        </draw:custom-shape>
        <draw:custom-shape draw:style-name="gr7" draw:text-style-name="P5" draw:layer="layout" svg:width="2.032cm" svg:height="0.889cm" svg:x="13.827cm" svg:y="3.032cm">
          <text:p text:style-name="P1"><text:span text:style-name="T2">CSHOC</text:span></text:p>
          <draw:enhanced-geometry svg:viewBox="0 0 21600 21600" draw:type="rectangle" draw:enhanced-path="M 0 0 L 21600 0 21600 21600 0 21600 0 0 Z N"/>
        </draw:custom-shape>
        <draw:custom-shape draw:style-name="gr7" draw:text-style-name="P5" draw:layer="layout" svg:width="2.032cm" svg:height="0.889cm" svg:x="5.445cm" svg:y="3.032cm">
          <text:p text:style-name="P1"><text:span text:style-name="T2">CSHOC</text:span></text:p>
          <draw:enhanced-geometry svg:viewBox="0 0 21600 21600" draw:type="rectangle" draw:enhanced-path="M 0 0 L 21600 0 21600 21600 0 21600 0 0 Z N"/>
        </draw:custom-shape>
        <draw:frame draw:style-name="gr8" draw:layer="layout" svg:width="2.54cm" svg:height="4.034cm" svg:x="16.494cm" svg:y="7.858cm">
          <draw:text-box>
            <text:p><text:span text:style-name="T3">------------</text:span></text:p>
            <text:p><text:span text:style-name="T3">Check if file exists.</text:span></text:p>
            <text:p><text:span text:style-name="T3">If yes respond with file size</text:span> </text:p>
          </draw:text-box>
        </draw:frame>
        <draw:frame draw:style-name="gr2" draw:text-style-name="P2" draw:layer="layout" svg:width="3.41cm" svg:height="2.163cm" svg:x="1.146cm" svg:y="5.064cm">
          <draw:text-box>
            <text:p><text:span text:style-name="T1">------------------</text:span></text:p>
            <text:p><text:span text:style-name="T1">Create new file</text:span></text:p>
            <text:p><text:span text:style-name="T1">Wait for size of </text:span></text:p>
            <text:p><text:span text:style-name="T1">file</text:span></text:p>
          </draw:text-box>
        </draw:frame>
        <draw:line draw:style-name="gr4" draw:text-style-name="P1" draw:layer="layout" svg:x1="16.24cm" svg:y1="10.652cm" svg:x2="13.192cm" svg:y2="11.287cm">
          <text:p/>
        </draw:line>
        <draw:frame draw:style-name="gr2" draw:layer="layout" svg:width="2.445cm" svg:height="0.962cm" svg:x="13.192cm" svg:y="9.055cm">
          <draw:text-box>
            <text:p>&lt;NoF&gt;</text:p>
          </draw:text-box>
        </draw:frame>
        <draw:frame draw:style-name="gr2" draw:text-style-name="P3" draw:layer="layout" svg:width="2.979cm" svg:height="0.806cm" svg:x="13.446cm" svg:y="11.16cm">
          <draw:text-box>
            <text:p><text:span text:style-name="T2">&lt;File Size&gt;</text:span></text:p>
          </draw:text-box>
        </draw:frame>
        <draw:frame draw:style-name="gr2" draw:layer="layout" svg:width="4.515cm" svg:height="2.384cm" svg:x="8.423cm" svg:y="9.509cm">
          <draw:text-box>
            <text:p>---------------</text:p>
            <text:p>Send client_1 </text:p>
            <text:p>Size of file</text:p>
          </draw:text-box>
        </draw:frame>
        <draw:frame draw:style-name="gr2" draw:text-style-name="P3" draw:layer="layout" svg:width="2.979cm" svg:height="0.806cm" svg:x="4.937cm" svg:y="11.287cm">
          <draw:text-box>
            <text:p><text:span text:style-name="T2">&lt;File Size&gt;</text:span></text:p>
          </draw:text-box>
        </draw:frame>
        <draw:line draw:style-name="gr4" draw:text-style-name="P1" draw:layer="layout" svg:x1="8.366cm" svg:y1="10.779cm" svg:x2="4.683cm" svg:y2="11.414cm">
          <text:p/>
        </draw:line>
        <draw:frame draw:style-name="gr2" draw:text-style-name="P3" draw:layer="layout" svg:width="3.537cm" svg:height="3.026cm" svg:x="1.019cm" svg:y="10.039cm">
          <draw:text-box>
            <text:p><text:span text:style-name="T2">---------------</text:span></text:p>
            <text:p><text:span text:style-name="T2">Get ready </text:span></text:p>
            <text:p><text:span text:style-name="T2">To receive file</text:span></text:p>
            <text:p><text:span text:style-name="T2">(size of &lt;File</text:span></text:p>
            <text:p><text:span text:style-name="T2">Size&gt;)</text:span></text:p>
          </draw:text-box>
        </draw:frame>
        <draw:frame draw:style-name="gr2" draw:text-style-name="P2" draw:layer="layout" svg:width="3.199cm" svg:height="4.075cm" svg:x="16.47cm" svg:y="11.911cm">
          <draw:text-box>
            <text:p text:style-name="P2"><text:span text:style-name="T1">-----------</text:span></text:p>
            <text:p text:style-name="P2"><text:span text:style-name="T1">Read file</text:span></text:p>
            <text:p text:style-name="P2"><text:span text:style-name="T1">Send content </text:span></text:p>
            <text:p text:style-name="P2"><text:span text:style-name="T1">To Server </text:span></text:p>
            <text:p text:style-name="P2"><text:span text:style-name="T1">(in Bit form)</text:span></text:p>
            <text:p text:style-name="P2"><text:span text:style-name="T1">Inform User </text:span></text:p>
            <text:p text:style-name="P2"><text:span text:style-name="T1">That you sent </text:span></text:p>
            <text:p text:style-name="P2"><text:span text:style-name="T1">A File</text:span></text:p>
          </draw:text-box>
        </draw:frame>
        <draw:line draw:style-name="gr4" draw:text-style-name="P1" draw:layer="layout" svg:x1="16.24cm" svg:y1="13.573cm" svg:x2="13.192cm" svg:y2="14.208cm">
          <text:p/>
        </draw:line>
        <draw:frame draw:style-name="gr2" draw:layer="layout" svg:width="2.589cm" svg:height="0.962cm" svg:x="13.778cm" svg:y="13.881cm">
          <draw:text-box>
            <text:p>&lt;FILE&gt;</text:p>
          </draw:text-box>
        </draw:frame>
        <draw:frame draw:style-name="gr2" draw:text-style-name="P3" draw:layer="layout" svg:width="5.307cm" svg:height="2.471cm" svg:x="8.126cm" svg:y="12.938cm">
          <draw:text-box>
            <text:p><text:span text:style-name="T2">----------------------------</text:span></text:p>
            <text:p><text:span text:style-name="T2">Get file from Client_2 </text:span></text:p>
            <text:p><text:span text:style-name="T2">and send it to </text:span></text:p>
            <text:p><text:span text:style-name="T2">Client_1</text:span></text:p>
          </draw:text-box>
        </draw:frame>
        <draw:frame draw:style-name="gr2" draw:layer="layout" svg:width="2.589cm" svg:height="0.962cm" svg:x="5.396cm" svg:y="14.897cm">
          <draw:text-box>
            <text:p>&lt;FILE&gt;</text:p>
          </draw:text-box>
        </draw:frame>
        <draw:line draw:style-name="gr4" draw:text-style-name="P1" draw:layer="layout" svg:x1="8.366cm" svg:y1="14.335cm" svg:x2="4.683cm" svg:y2="15.097cm">
          <text:p/>
        </draw:line>
        <draw:frame draw:style-name="gr2" draw:text-style-name="P2" draw:layer="layout" svg:width="3.812cm" svg:height="2.163cm" svg:x="1.125cm" svg:y="13.446cm">
          <draw:text-box>
            <text:p text:style-name="P2"><text:span text:style-name="T1">---------------------</text:span></text:p>
            <text:p text:style-name="P2"><text:span text:style-name="T1">Obtain file </text:span></text:p>
            <text:p text:style-name="P2"><text:span text:style-name="T1">Store it to the file </text:span></text:p>
            <text:p text:style-name="P2"><text:span text:style-name="T1">created</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